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3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4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48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49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0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1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4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6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57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officeooo:rsid="001c0424"/>
    </style:style>
    <style:style style:name="T9" style:family="text">
      <style:text-properties officeooo:rsid="001d3302"/>
    </style:style>
    <style:style style:name="T10" style:family="text">
      <style:text-properties officeooo:rsid="002011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0611" style:font-weight-asian="bold" style:font-weight-complex="bold"/>
    </style:style>
    <style:style style:name="T13" style:family="text">
      <style:text-properties fo:font-weight="bold" officeooo:rsid="0037a750" style:font-weight-asian="bold" style:font-weight-complex="bold"/>
    </style:style>
    <style:style style:name="T14" style:family="text">
      <style:text-properties fo:font-weight="bold" officeooo:rsid="003c4ea1" style:font-weight-asian="bold" style:font-weight-complex="bold"/>
    </style:style>
    <style:style style:name="T15" style:family="text">
      <style:text-properties fo:font-weight="bold" officeooo:rsid="0044321d" style:font-weight-asian="bold" style:font-weight-complex="bold"/>
    </style:style>
    <style:style style:name="T16" style:family="text">
      <style:text-properties fo:font-weight="bold" officeooo:rsid="004a11f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4fba" style:font-weight-asian="normal" style:font-weight-complex="normal"/>
    </style:style>
    <style:style style:name="T19" style:family="text">
      <style:text-properties fo:font-weight="normal" officeooo:rsid="00290c43" style:font-weight-asian="normal" style:font-weight-complex="normal"/>
    </style:style>
    <style:style style:name="T20" style:family="text">
      <style:text-properties fo:font-weight="normal" officeooo:rsid="00235837" style:font-weight-asian="normal" style:font-weight-complex="normal"/>
    </style:style>
    <style:style style:name="T21" style:family="text">
      <style:text-properties fo:font-weight="normal" officeooo:rsid="003d75d0" style:font-weight-asian="normal" style:font-weight-complex="normal"/>
    </style:style>
    <style:style style:name="T22" style:family="text">
      <style:text-properties fo:font-weight="normal" officeooo:rsid="003ed10a" style:font-weight-asian="normal" style:font-weight-complex="normal"/>
    </style:style>
    <style:style style:name="T23" style:family="text">
      <style:text-properties officeooo:rsid="002a6587"/>
    </style:style>
    <style:style style:name="T24" style:family="text">
      <style:text-properties officeooo:rsid="00290c43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11"/>
    </style:style>
    <style:style style:name="T27" style:family="text">
      <style:text-properties fo:color="#000000" loext:opacity="100%" officeooo:rsid="002d0569"/>
    </style:style>
    <style:style style:name="T28" style:family="text">
      <style:text-properties fo:color="#000000" loext:opacity="100%" officeooo:rsid="0037a750"/>
    </style:style>
    <style:style style:name="T29" style:family="text">
      <style:text-properties fo:color="#000000" loext:opacity="100%" officeooo:rsid="003813ac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officeooo:rsid="0039be92"/>
    </style:style>
    <style:style style:name="T32" style:family="text">
      <style:text-properties fo:color="#000000" loext:opacity="100%" officeooo:rsid="00396771"/>
    </style:style>
    <style:style style:name="T33" style:family="text">
      <style:text-properties officeooo:rsid="002e0611"/>
    </style:style>
    <style:style style:name="T34" style:family="text">
      <style:text-properties officeooo:rsid="002f936f"/>
    </style:style>
    <style:style style:name="T35" style:family="text">
      <style:text-properties officeooo:rsid="0034c90f"/>
    </style:style>
    <style:style style:name="T36" style:family="text">
      <style:text-properties officeooo:rsid="0035e992"/>
    </style:style>
    <style:style style:name="T37" style:family="text">
      <style:text-properties officeooo:rsid="0037a750"/>
    </style:style>
    <style:style style:name="T38" style:family="text">
      <style:text-properties officeooo:rsid="00396771"/>
    </style:style>
    <style:style style:name="T39" style:family="text">
      <style:text-properties officeooo:rsid="003c4ea1"/>
    </style:style>
    <style:style style:name="T40" style:family="text">
      <style:text-properties officeooo:rsid="003ed10a"/>
    </style:style>
    <style:style style:name="T41" style:family="text">
      <style:text-properties officeooo:rsid="0049f5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<text:span text:style-name="T41">t</text:span>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8">pre-input data entries</text:span>.</text:p>
      <text:list xml:id="list3416153153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9">INFORMATION</text:span> IN LARAVEL</text:p>
      <text:p text:style-name="P6"/>
      <text:list xml:id="list1761851258" text:style-name="L2">
        <text:list-item>
          <text:p text:style-name="P26"><text:span text:style-name="T9">The </text:span><text:span text:style-name="T3">double colon “::”</text:span><text:span text:style-name="T9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0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Composer – A dependency manager for PHP.</text:p>
        </text:list-item>
        <text:list-item>
          <text:p text:style-name="P31">@auth is a blade directive that checks whether the user is logged in</text:p>
        </text:list-item>
      </text:list>
      <text:p text:style-name="P8"/>
      <text:p text:style-name="P9">Major functional requirements</text:p>
      <text:p text:style-name="P9"><text:soft-page-break/></text:p>
      <text:p text:style-name="P9"/>
      <text:p text:style-name="P9">Quiz game application for educational institutions</text:p>
      <text:p text:style-name="P9">Questions which include multiple choice</text:p>
      <text:p text:style-name="P9">Professors gathering students for flex group</text:p>
      <text:p text:style-name="P9">Admins managing professors and students alike</text:p>
      <text:p text:style-name="P9">Profile section for a user to track progress, achievements</text:p>
      <text:p text:style-name="P9"/>
      <text:p text:style-name="P9"/>
      <text:p text:style-name="P9">Listing down entities to identify tables</text:p>
      <text:p text:style-name="P9"/>
      <text:p text:style-name="P21">DOCUMENTATION: DATABASE STRUCTURE</text:p>
      <text:p text:style-name="P15">EDUCATIONAL APP</text:p>
      <text:p text:style-name="P9"><text:span text:style-name="T11">questions</text:span> (individual question)</text:p>
      <text:list xml:id="list1724761976" text:style-name="L3">
        <text:list-item>
          <text:p text:style-name="P32"><text:span text:style-name="T2">id</text:span><text:span text:style-name="T25"> – unique identifier of this table</text:span></text:p>
        </text:list-item>
        <text:list-item>
          <text:p text:style-name="P40"><text:span text:style-name="T2">user_id</text:span> <text:span text:style-name="T33">– id of the user who owns this </text:span>question</text:p>
        </text:list-item>
        <text:list-item>
          <text:p text:style-name="P40"><text:span text:style-name="T2">topic_id</text:span> <text:span text:style-name="T34">– id of the </text:span>topic<text:span text:style-name="T34"> to whom this </text:span>question<text:span text:style-name="T34"> belongs to</text:span></text:p>
        </text:list-item>
        <text:list-item>
          <text:p text:style-name="P40"><text:span text:style-name="T2">is_active</text:span> <text:span text:style-name="T33">– </text:span><text:span text:style-name="T26">1 is active and 0 is not active, and determines whether the </text:span><text:span text:style-name="T25">question</text:span><text:span text:style-name="T26"> is still in use or not</text:span></text:p>
        </text:list-item>
        <text:list-item>
          <text:p text:style-name="P40"><text:span text:style-name="T2">question</text:span> – <text:span text:style-name="T35">the actual question e.g. “How many quadrants are there in the Cartesian plane?”</text:span></text:p>
        </text:list-item>
        <text:list-item>
          <text:p text:style-name="P40"><text:span text:style-name="T2">explanation</text:span> – <text:span text:style-name="T35">the explanation/hint for the answer e.g. “Cartesian plane is divided by the X and Y axis.”</text:span></text:p>
        </text:list-item>
      </text:list>
      <text:p text:style-name="P9"><text:span text:style-name="T11">answers</text:span> (<text:span text:style-name="T36">individual </text:span>choice)</text:p>
      <text:list xml:id="list2218314439" text:style-name="L4">
        <text:list-item>
          <text:p text:style-name="P33"><text:span text:style-name="T2">id</text:span><text:span text:style-name="T25"> – unique identifier of this table</text:span></text:p>
        </text:list-item>
        <text:list-item>
          <text:p text:style-name="P41"><text:span text:style-name="T2">user_id </text:span><text:span text:style-name="T33">– id of the user who owns this topic</text:span></text:p>
        </text:list-item>
        <text:list-item>
          <text:p text:style-name="P41"><text:span text:style-name="T2">question_id</text:span> <text:span text:style-name="T34">– id of the </text:span>question<text:span text:style-name="T34"> to whom this topic belongs to</text:span></text:p>
        </text:list-item>
        <text:list-item>
          <text:p text:style-name="P41"><text:span text:style-name="T2">answer</text:span> – the choice for the question e.g. “A. Four quadrants”, “B. Six quadrants”, “C. None”, “D. One quadrant”</text:p>
        </text:list-item>
        <text:list-item>
          <text:p text:style-name="P42"><text:span text:style-name="T7">explanation</text:span> – the explanation as to why it is the correct answer</text:p>
        </text:list-item>
        <text:list-item>
          <text:p text:style-name="P41"><text:span text:style-name="T2">is_checked</text:span> <text:span text:style-name="T33">– </text:span><text:span text:style-name="T26">1 is </text:span><text:span text:style-name="T25">correct</text:span><text:span text:style-name="T26"> and 0 is </text:span><text:span text:style-name="T25">incorrect</text:span><text:span text:style-name="T26">, and determines whether the </text:span><text:span text:style-name="T25">answer</text:span><text:span text:style-name="T26"> is </text:span><text:span text:style-name="T25">correct</text:span><text:span text:style-name="T26"> or not</text:span></text:p>
        </text:list-item>
      </text:list>
      <text:p text:style-name="P9"><text:span text:style-name="T16">quizzes</text:span> (topic name)</text:p>
      <text:list xml:id="list1505313185" text:style-name="L5">
        <text:list-item>
          <text:p text:style-name="P34"><text:span text:style-name="T2">id</text:span><text:span text:style-name="T25"> – unique identifier of this table</text:span></text:p>
        </text:list-item>
        <text:list-item>
          <text:p text:style-name="P43"><text:span text:style-name="T2">user_id</text:span> – id of the user who owns this topic</text:p>
        </text:list-item>
        <text:list-item>
          <text:p text:style-name="P45"><text:span text:style-name="T2">subject_id</text:span> – id of the subject to whom this topic belongs to</text:p>
        </text:list-item>
        <text:list-item>
          <text:p text:style-name="P43"><text:span text:style-name="T2">is_active</text:span> – <text:span text:style-name="T25">1 is active and 0 is not active, and determines whether the topic is still in use or not</text:span></text:p>
        </text:list-item>
        <text:list-item>
          <text:p text:style-name="P43"><text:span text:style-name="T2">name</text:span> – e.g. Cartesian Plane or Photoshop Shortcuts</text:p>
        </text:list-item>
        <text:list-item>
          <text:p text:style-name="P47"><text:span text:style-name="T2">description</text:span> – something to describe about the topic e.g. “Quadrants and positive/negative values.”</text:p>
        </text:list-item>
        <text:list-item>
          <text:p text:style-name="P45"><text:span text:style-name="T2">times_completed</text:span> – counts how many times the student/professor had completed this quiz</text:p>
        </text:list-item>
      </text:list>
      <text:p text:style-name="P9"><text:span text:style-name="T11">subjects</text:span> (subject name and subject code, for labels only)</text:p>
      <text:list xml:id="list1220010836" text:style-name="L6">
        <text:list-item>
          <text:p text:style-name="P35"><text:span text:style-name="T2">id</text:span><text:span text:style-name="T25"> – unique identifier of this table</text:span></text:p>
        </text:list-item>
        <text:list-item>
          <text:p text:style-name="P48"><text:span text:style-name="T2">user_id</text:span><text:span text:style-name="T25"> – </text:span><text:span text:style-name="T26">id of the user who owns this </text:span><text:span text:style-name="T25">subject</text:span></text:p>
        </text:list-item>
        <text:list-item>
          <text:p text:style-name="P44"><text:span text:style-name="T2">is_active</text:span><text:span text:style-name="T25"> – 1 is active and 0 is not active, and determines whether the subject is still in use or not</text:span></text:p>
        </text:list-item>
        <text:list-item>
          <text:p text:style-name="P48"><text:span text:style-name="T2">subject_name</text:span><text:span text:style-name="T25"> – e.g. General Math 1 </text:span><text:span text:style-name="T26">or Graphic Design 3</text:span></text:p>
        </text:list-item>
        <text:list-item>
          <text:p text:style-name="P48"><text:span text:style-name="T2">subject_code</text:span> – e.g. <text:span text:style-name="T11">GEC-001</text:span> for General Math 1 <text:span text:style-name="T33">or </text:span><text:span text:style-name="T12">CCF-001</text:span><text:span text:style-name="T33"> for Graphic Design 3</text:span></text:p>
        </text:list-item>
        <text:list-item>
          <text:p text:style-name="P46"><text:span text:style-name="T2">subject_description</text:span> – something to describe about the subject e.g. “College math entry lessons.”</text:p>
        </text:list-item>
        <text:list-item>
          <text:p text:style-name="P48"><text:span text:style-name="T2">unit_count</text:span> – e.g. 3 <text:span text:style-name="T33">or 5</text:span> units which make it a minor/<text:span text:style-name="T33">major</text:span> subject</text:p>
        </text:list-item>
      </text:list>
      <text:p text:style-name="P9"><text:span text:style-name="T11">quizzes</text:span> (quiz history)</text:p>
      <text:p text:style-name="P9"><text:span text:style-name="T11">groups</text:span> (l<text:span text:style-name="T38">ist of all </text:span>flex group<text:span text:style-name="T38">s created</text:span>)</text:p>
      <text:list xml:id="list2009289521" text:style-name="L7">
        <text:list-item>
          <text:p text:style-name="P36"><text:span text:style-name="T2">id</text:span><text:span text:style-name="T25"> – unique identifier of this table</text:span></text:p>
        </text:list-item>
        <text:list-item>
          <text:p text:style-name="P49"><text:span text:style-name="T2">user_id</text:span> – owner of this flex group, <text:span text:style-name="T37">must be a </text:span><text:span text:style-name="T13">users.role_id = 1</text:span><text:span text:style-name="T37"> only (professor)</text:span></text:p>
        </text:list-item>
        <text:list-item>
          <text:p text:style-name="P49"><text:span text:style-name="T5">group</text:span><text:span text:style-name="T2">_code</text:span> <text:span text:style-name="T27">– </text:span><text:span text:style-name="T25">class code </text:span><text:span text:style-name="T28">to join </text:span><text:span text:style-name="T26">th</text:span><text:span text:style-name="T25">is flex group </text:span><text:span text:style-name="T28">e.g. “KGGGDKP”, can be changed in case code is compromised, </text:span><text:span text:style-name="T29">before confirming the code, make sure to compare it against existing codes to avoid collision</text:span><text:span text:style-name="T28">.</text:span></text:p>
        </text:list-item>
        <text:list-item>
          <text:p text:style-name="P49"><text:span text:style-name="T2">group_name</text:span><text:span text:style-name="T25"> – name of this flex group e.g. “BSIS 3-A A.Y. 2019-2020”</text:span></text:p>
        </text:list-item>
        <text:list-item>
          <text:p text:style-name="P49"><text:span text:style-name="T2">group_description</text:span><text:span text:style-name="T25"> – e.g. “For University of Caloocan City with the subject of Graphic Design.”</text:span></text:p>
        </text:list-item>
      </text:list>
      <text:p text:style-name="P12"><text:soft-page-break/><text:span text:style-name="T30">members</text:span><text:span text:style-name="T25"> (</text:span><text:span text:style-name="T31">when professors access their flex groups, reveal member list plus that invite button copy to clipboard</text:span><text:span text:style-name="T25">)</text:span></text:p>
      <text:list xml:id="list299491354" text:style-name="L8">
        <text:list-item>
          <text:p text:style-name="P37"><text:span text:style-name="T2">id</text:span><text:span text:style-name="T25"> – unique identifier of this table</text:span></text:p>
        </text:list-item>
      </text:list>
      <text:list xml:id="list2868075253" text:style-name="L9">
        <text:list-item>
          <text:p text:style-name="P38"><text:span text:style-name="T2">user_id</text:span><text:span text:style-name="T25"> – refers to the user who is a member of a flex group</text:span></text:p>
        </text:list-item>
        <text:list-item>
          <text:p text:style-name="P38"><text:span text:style-name="T2">group_id</text:span><text:span text:style-name="T25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7"> (</text:span><text:span text:style-name="T20">list of </text:span><text:span text:style-name="T17">all </text:span><text:span text:style-name="T20">achievements like names and image location in the app</text:span><text:span text:style-name="T17">)</text:span></text:p>
      <text:list xml:id="list1040182943" text:style-name="L10">
        <text:list-item>
          <text:p text:style-name="P57"><text:span text:style-name="T6">id</text:span><text:span text:style-name="T17"> – unique identifier </text:span><text:span text:style-name="T22">of this table</text:span></text:p>
        </text:list-item>
        <text:list-item>
          <text:p text:style-name="P57"><text:span text:style-name="T6">achievement_name</text:span><text:span text:style-name="T17"> – name of the achievement e.g. “Quiz Grinder I”</text:span></text:p>
        </text:list-item>
        <text:list-item>
          <text:p text:style-name="P57"><text:span text:style-name="T6">achievement_description</text:span><text:span text:style-name="T17"> – </text:span><text:span text:style-name="T21">description of the achievement e.g. “Finish a total of 100 quizzes.”</text:span></text:p>
        </text:list-item>
        <text:list-item>
          <text:p text:style-name="P57"><text:span text:style-name="T6">achievement_requirement</text:span><text:span text:style-name="T17"> – is an integer which defines the goal </text:span><text:span text:style-name="T22">e.g. “100”</text:span></text:p>
        </text:list-item>
      </text:list>
      <text:p text:style-name="P9"><text:span text:style-name="T14">user_</text:span><text:span text:style-name="T11">achievements</text:span> (<text:span text:style-name="T39">contains user id and what achievement they currently </text:span><text:span text:style-name="T40">have and their progress</text:span>)</text:p>
      <text:list xml:id="list1168577841" text:style-name="L11">
        <text:list-item>
          <text:p text:style-name="P50"><text:span text:style-name="T2">id</text:span> <text:span text:style-name="T39">– unique identifier </text:span>of this table</text:p>
        </text:list-item>
        <text:list-item>
          <text:p text:style-name="P50"><text:span text:style-name="T2">user_id</text:span> <text:span text:style-name="T32">– refers to the user who </text:span><text:span text:style-name="T25">has this achievement</text:span></text:p>
        </text:list-item>
        <text:list-item>
          <text:p text:style-name="P50"><text:span text:style-name="T2">achievement_id</text:span> – refers to the achievement this user has</text:p>
        </text:list-item>
        <text:list-item>
          <text:p text:style-name="P50"><text:span text:style-name="T2">progress</text:span> – refers to that user progress in numbers, and is about to be compared to <text:span text:style-name="T11">achievements.achievement_requirement</text:span> to determine completion e.g. “50/100” formula is: <text:span text:style-name="T11">progress/achievement_requirement</text:span></text:p>
        </text:list-item>
      </text:list>
      <text:p text:style-name="P9"/>
      <text:p text:style-name="P15">SOCIAL MEDIA</text:p>
      <text:p text:style-name="P9"><text:span text:style-name="T15">text_</text:span><text:span text:style-name="T11">posts</text:span></text:p>
      <text:p text:style-name="P24">quiz_posts</text:p>
      <text:p text:style-name="P24">photo_posts</text:p>
      <text:p text:style-name="P9"><text:span text:style-name="T11">comments</text:span> (comments on a post or comments on a quiz)</text:p>
      <text:p text:style-name="P9"><text:span text:style-name="T11">reactions</text:span> (reactions on a post or reactions on a quiz)</text:p>
      <text:p text:style-name="P17">profiles<text:span text:style-name="T17"> (pertains to individual profile data)</text:span></text:p>
      <text:p text:style-name="P9"/>
      <text:p text:style-name="P15">APP</text:p>
      <text:p text:style-name="P9"><text:span text:style-name="T11">users</text:span> (admin, professor, or student)</text:p>
      <text:list xml:id="list1046553180" text:style-name="L12">
        <text:list-item>
          <text:p text:style-name="P39"><text:span text:style-name="T2">id</text:span><text:span text:style-name="T25"> – unique identifier of this table, referred by almost all tables</text:span></text:p>
        </text:list-item>
        <text:list-item>
          <text:p text:style-name="P51"><text:span text:style-name="T2">role_id</text:span> – 0 is admin, 1 is professor, 2 is student, <text:span text:style-name="T23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7"> has 0 or many </text:span>events</text:p>
      <text:p text:style-name="P17">users(professors)<text:span text:style-name="T17"> has 0 or many </text:span>flex_groups</text:p>
      <text:p text:style-name="P17">users(professors)<text:span text:style-name="T17"> has 0 or many </text:span>class codes</text:p>
      <text:p text:style-name="P17">users(students)<text:span text:style-name="T17"> and </text:span>users(professors)<text:span text:style-name="T17"> has 0 or many questions, answers, topics, subjects, quizzes</text:span></text:p>
      <text:p text:style-name="P17">users(students)<text:span text:style-name="T17"> and </text:span>users(professors)<text:span text:style-name="T17"> has 0 or many achievements</text:span></text:p>
      <text:p text:style-name="P18">users(students)<text:span text:style-name="T17"> and </text:span>users(professors)<text:span text:style-name="T17"> </text:span><text:span text:style-name="T18">has 0 or many posts, reactions,</text:span><text:span text:style-name="T19"> and </text:span><text:span text:style-name="T18">comments</text:span></text:p>
      <text:p text:style-name="P19"><text:span text:style-name="T18">users(students) and users(professors) </text:span><text:span text:style-name="T19">has 1 profile</text:span></text:p>
      <text:p text:style-name="P13"/>
      <text:p text:style-name="P13"/>
      <text:p text:style-name="P20"><text:span text:style-name="T24">U</text:span>SER TYPES</text:p>
      <text:p text:style-name="P20">superuser</text:p>
      <text:list xml:id="list772420513" text:style-name="L13">
        <text:list-item>
          <text:p text:style-name="P52">manages students</text:p>
        </text:list-item>
        <text:list-item>
          <text:p text:style-name="P52">manages professors</text:p>
        </text:list-item>
      </text:list>
      <text:p text:style-name="P20">professor</text:p>
      <text:list xml:id="list3181355462" text:style-name="L14">
        <text:list-item>
          <text:p text:style-name="P53">manages the student(invite and kick students from a flex group)</text:p>
        </text:list-item>
        <text:list-item>
          <text:p text:style-name="P53">creates flex group and generating a group code to enter e.g. “KGGGDKP”</text:p>
        </text:list-item>
        <text:list-item>
          <text:p text:style-name="P55">creates a note of events for the students</text:p>
        </text:list-item>
        <text:list-item>
          <text:p text:style-name="P53">creates own set of quiz</text:p>
        </text:list-item>
      </text:list>
      <text:p text:style-name="P20"><text:soft-page-break/>student</text:p>
      <text:list xml:id="list967745571" text:style-name="L15">
        <text:list-item>
          <text:p text:style-name="P54">joins a flex group</text:p>
        </text:list-item>
        <text:list-item>
          <text:p text:style-name="P54">creates own set of quiz</text:p>
        </text:list-item>
      </text:list>
      <text:p text:style-name="P14"/>
      <text:p text:style-name="P22">FEATURES</text:p>
      <text:list xml:id="list2262693134" text:style-name="L16">
        <text:list-item>
          <text:p text:style-name="P56">Copy to clipboard – located from Flex window &gt; Group &gt; Copy code.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04:39:42.391000000</dc:date>
    <meta:editing-duration>PT3H46M29S</meta:editing-duration>
    <meta:editing-cycles>35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3" meta:word-count="1102" meta:character-count="6706" meta:non-whitespace-character-count="5724"/>
  </office:meta>
</office:document-meta>
</file>